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08a0" officeooo:paragraph-rsid="000008a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tainer container =&gt; localhost:30033</text:p>
      <text:p text:style-name="P1">compte : user / password</text:p>
      <text:p text:style-name="P1"/>
      <text:p text:style-name="P1">container =&gt; ipssi-python : <text:s text:c="2"/>&gt; <text:s text:c="3"/>connect</text:p>
      <text:p text:style-name="P1">ou =&gt; docker-compose exec ipssi-python <text:span text:style-name="T1">bin</text:span><text:span text:style-name="T2">/bash</text:span></text:p>
      <text:p text:style-name="P1"><text:span text:style-name="T2"/></text:p>
      <text:p text:style-name="P1"><text:span text:style-name="T2">une fois en exec : python -v = version</text:span></text:p>
      <text:p text:style-name="P1"><text:span text:style-name="T2"/></text:p>
      <text:p text:style-name="P1"><text:span text:style-name="T2">install requirements quitter console python : </text:span></text:p>
      <text:p text:style-name="P1"><text:span text:style-name="T2"><text:tab/>pip-compile requirements.in</text:span></text:p>
      <text:p text:style-name="P1"><text:span text:style-name="T2"><text:tab/>pip install -r requirements.txt</text:span></text:p>
      <text:p text:style-name="P1"><text:span text:style-name="T2">verrif =&gt; python</text:span></text:p>
      <text:p text:style-name="P1"><text:span text:style-name="T2"><text:tab/>&gt;&gt;&gt; import django</text:span></text:p>
      <text:p text:style-name="P1"><text:span text:style-name="T2"><text:tab/>&gt;&gt;&gt; print(django,get_version()) =&gt; version django</text:span></text:p>
      <text:p text:style-name="P1"><text:span text:style-name="T2"/></text:p>
      <text:p text:style-name="P1"><text:span text:style-name="T2">partie django :</text:span></text:p>
      <text:p text:style-name="P1"><text:span text:style-name="T2"/></text:p>
      <text:p text:style-name="P1"><text:span text:style-name="T2">console python off : python -m django –version =&gt; version django</text:span></text:p>
      <text:p text:style-name="P1"><text:span text:style-name="T2"/></text:p>
      <text:p text:style-name="P1"><text:span text:style-name="T2">CREER PROJET :</text:span></text:p>
      <text:p text:style-name="P1"><text:span text:style-name="T2"/></text:p>
      <text:p text:style-name="P1"><text:span text:style-name="T2">create : django-admin startproject nom_projet</text:span></text:p>
      <text:p text:style-name="P1"><text:span text:style-name="T2"/></text:p>
      <text:p text:style-name="P1"><text:span text:style-name="T2">instruction : sur placer sur repertoir nom_projet</text:span></text:p>
      <text:p text:style-name="P1"><text:span text:style-name="T2"><text:tab/>=&gt; python manage,py startapp nom_app</text:span></text:p>
      <text:p text:style-name="P1"><text:span text:style-name="T2"/></text:p>
      <text:p text:style-name="P1"><text:span text:style-name="T2">Dans ipssihelp (nom_projet) / settings</text:span></text:p>
      <text:p text:style-name="P1"><text:span text:style-name="T2">=&gt; mettre l’app : installed_apps = ‘worker.apps.WorkerConfig’</text:span></text:p>
      <text:p text:style-name="P1"><text:span text:style-name="T2">=&gt; Databases : database à ajouter avec conf</text:span></text:p>
      <text:p text:style-name="P1"><text:span text:style-name="T2"/></text:p>
      <text:p text:style-name="P1"><text:span text:style-name="T2">migration : python manage.py migrate</text:span></text:p>
      <text:p text:style-name="P1"><text:span text:style-name="T2"/></text:p>
      <text:p text:style-name="P1"><text:span text:style-name="T2">cree superuser : python manage,py createsuperuser</text:span></text:p>
      <text:p text:style-name="P1"><text:span text:style-name="T2">user / email / password</text:span></text:p>
      <text:p text:style-name="P1"><text:span text:style-name="T2"/></text:p>
      <text:p text:style-name="P1"><text:span text:style-name="T2">run server : python manage,py runserver 0:8000</text:span></text:p>
      <text:p text:style-name="P1"><text:span text:style-name="T2"><text:tab/>=&gt; localhost:30031</text:span></text:p>
      <text:p text:style-name="P1"><text:span text:style-name="T2"><text:tab/>=&gt; localhost:30031/admin</text:span></text:p>
      <text:p text:style-name="P1"><text:span text:style-name="T2"/></text:p>
      <text:p text:style-name="P1"><text:span text:style-name="T2">create model user dans models.py puis :</text:span></text:p>
      <text:p text:style-name="P1"><text:span text:style-name="T2"><text:tab/>=&gt; stop server</text:span></text:p>
      <text:p text:style-name="P1"><text:span text:style-name="T2"><text:tab/>=&gt; python manage,py makemigrations</text:span></text:p>
      <text:p text:style-name="P1"><text:span text:style-name="T2"><text:tab/>=&gt; ceation du fichier de migration</text:span></text:p>
      <text:p text:style-name="P1"><text:span text:style-name="T2"><text:tab/>=&gt; appliquer : python manage.py migrate</text:span></text:p>
      <text:p text:style-name="P1"><text:span text:style-name="T2"/></text:p>
      <text:p text:style-name="P1"><text:span text:style-name="T2"><text:tab/>=&gt; start server : python manage,py runserver 0:8000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1:50:00.877003449</meta:creation-date>
    <dc:date>2020-04-21T11:59:39.492708681</dc:date>
    <meta:editing-duration>PT9M41S</meta:editing-duration>
    <meta:editing-cycles>1</meta:editing-cycles>
    <meta:document-statistic meta:table-count="0" meta:image-count="0" meta:object-count="0" meta:page-count="1" meta:paragraph-count="32" meta:word-count="168" meta:character-count="1159" meta:non-whitespace-character-count="1005"/>
    <meta:generator>LibreOffice/6.0.7.3$Linux_X86_64 LibreOffice_project/00m0$Build-3</meta:generator>
  </office:meta>
</office:document-meta>
</file>